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ring_VS_coupling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pling</text:p>
          </table:table-cell>
          <table:table-cell office:value-type="string" calcext:value-type="string">
            <text:p>F-R central</text:p>
          </table:table-cell>
          <table:table-cell office:value-type="string" calcext:value-type="string">
            <text:p>CV central</text:p>
          </table:table-cell>
          <table:table-cell office:value-type="string" calcext:value-type="string">
            <text:p>Count of Spik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r N = 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5.355" calcext:value-type="float">
            <text:p>65.355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0.603808" calcext:value-type="float">
            <text:p>0.603808</text:p>
          </table:table-cell>
          <table:table-cell office:value-type="float" office:value="66.1355" calcext:value-type="float">
            <text:p>66.1355</text:p>
          </table:table-cell>
          <table:table-cell office:value-type="float" office:value="0.253769" calcext:value-type="float">
            <text:p>0.253769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float" office:value="0.911461" calcext:value-type="float">
            <text:p>0.911461</text:p>
          </table:table-cell>
          <table:table-cell office:value-type="float" office:value="64.9283" calcext:value-type="float">
            <text:p>64.9283</text:p>
          </table:table-cell>
          <table:table-cell office:value-type="float" office:value="0.257978" calcext:value-type="float">
            <text:p>0.257978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1.37587" calcext:value-type="float">
            <text:p>1.37587</text:p>
          </table:table-cell>
          <table:table-cell office:value-type="float" office:value="62.8961" calcext:value-type="float">
            <text:p>62.8961</text:p>
          </table:table-cell>
          <table:table-cell office:value-type="float" office:value="0.266403" calcext:value-type="float">
            <text:p>0.26640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.0769" calcext:value-type="float">
            <text:p>2.0769</text:p>
          </table:table-cell>
          <table:table-cell office:value-type="float" office:value="60.4321" calcext:value-type="float">
            <text:p>60.4321</text:p>
          </table:table-cell>
          <table:table-cell office:value-type="float" office:value="0.270567" calcext:value-type="float">
            <text:p>0.270567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3.13512" calcext:value-type="float">
            <text:p>3.13512</text:p>
          </table:table-cell>
          <table:table-cell office:value-type="float" office:value="57.6045" calcext:value-type="float">
            <text:p>57.6045</text:p>
          </table:table-cell>
          <table:table-cell office:value-type="float" office:value="0.283875" calcext:value-type="float">
            <text:p>0.283875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4.73253" calcext:value-type="float">
            <text:p>4.73253</text:p>
          </table:table-cell>
          <table:table-cell office:value-type="float" office:value="54.1274" calcext:value-type="float">
            <text:p>54.1274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7.14385" calcext:value-type="float">
            <text:p>7.14385</text:p>
          </table:table-cell>
          <table:table-cell office:value-type="float" office:value="51.4675" calcext:value-type="float">
            <text:p>51.4675</text:p>
          </table:table-cell>
          <table:table-cell office:value-type="float" office:value="0.309572" calcext:value-type="float">
            <text:p>0.309572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0.7838" calcext:value-type="float">
            <text:p>10.7838</text:p>
          </table:table-cell>
          <table:table-cell office:value-type="float" office:value="49.4091" calcext:value-type="float">
            <text:p>49.4091</text:p>
          </table:table-cell>
          <table:table-cell office:value-type="float" office:value="0.314105" calcext:value-type="float">
            <text:p>0.314105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16.2784" calcext:value-type="float">
            <text:p>16.2784</text:p>
          </table:table-cell>
          <table:table-cell office:value-type="float" office:value="48.0729" calcext:value-type="float">
            <text:p>48.0729</text:p>
          </table:table-cell>
          <table:table-cell office:value-type="float" office:value="0.317277" calcext:value-type="float">
            <text:p>0.317277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24.5725" calcext:value-type="float">
            <text:p>24.5725</text:p>
          </table:table-cell>
          <table:table-cell office:value-type="float" office:value="47.2381" calcext:value-type="float">
            <text:p>47.2381</text:p>
          </table:table-cell>
          <table:table-cell office:value-type="float" office:value="0.321684" calcext:value-type="float">
            <text:p>0.32168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37.0927" calcext:value-type="float">
            <text:p>37.0927</text:p>
          </table:table-cell>
          <table:table-cell office:value-type="float" office:value="46.653" calcext:value-type="float">
            <text:p>46.653</text:p>
          </table:table-cell>
          <table:table-cell office:value-type="float" office:value="0.325611" calcext:value-type="float">
            <text:p>0.325611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55.9922" calcext:value-type="float">
            <text:p>55.9922</text:p>
          </table:table-cell>
          <table:table-cell office:value-type="float" office:value="46.5269" calcext:value-type="float">
            <text:p>46.5269</text:p>
          </table:table-cell>
          <table:table-cell office:value-type="float" office:value="0.328002" calcext:value-type="float">
            <text:p>0.328002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84.5213" calcext:value-type="float">
            <text:p>84.5213</text:p>
          </table:table-cell>
          <table:table-cell office:value-type="float" office:value="46.1629" calcext:value-type="float">
            <text:p>46.1629</text:p>
          </table:table-cell>
          <table:table-cell office:value-type="float" office:value="0.329656" calcext:value-type="float">
            <text:p>0.329656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127.587" calcext:value-type="float">
            <text:p>127.587</text:p>
          </table:table-cell>
          <table:table-cell office:value-type="float" office:value="46.2692" calcext:value-type="float">
            <text:p>46.2692</text:p>
          </table:table-cell>
          <table:table-cell office:value-type="float" office:value="0.330856" calcext:value-type="float">
            <text:p>0.330856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192.595" calcext:value-type="float">
            <text:p>192.595</text:p>
          </table:table-cell>
          <table:table-cell office:value-type="float" office:value="46.1637" calcext:value-type="float">
            <text:p>46.1637</text:p>
          </table:table-cell>
          <table:table-cell office:value-type="float" office:value="0.330697" calcext:value-type="float">
            <text:p>0.330697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290.726" calcext:value-type="float">
            <text:p>290.726</text:p>
          </table:table-cell>
          <table:table-cell office:value-type="float" office:value="45.9769" calcext:value-type="float">
            <text:p>45.9769</text:p>
          </table:table-cell>
          <table:table-cell office:value-type="float" office:value="0.332395" calcext:value-type="float">
            <text:p>0.332395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38.856" calcext:value-type="float">
            <text:p>438.856</text:p>
          </table:table-cell>
          <table:table-cell office:value-type="float" office:value="46.1022" calcext:value-type="float">
            <text:p>46.1022</text:p>
          </table:table-cell>
          <table:table-cell office:value-type="float" office:value="0.330096" calcext:value-type="float">
            <text:p>0.330096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662.462" calcext:value-type="float">
            <text:p>662.462</text:p>
          </table:table-cell>
          <table:table-cell office:value-type="float" office:value="46.2592" calcext:value-type="float">
            <text:p>46.2592</text:p>
          </table:table-cell>
          <table:table-cell office:value-type="float" office:value="0.330544" calcext:value-type="float">
            <text:p>0.330544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.5696" calcext:value-type="float">
            <text:p>46.5696</text:p>
          </table:table-cell>
          <table:table-cell office:value-type="float" office:value="0.329472" calcext:value-type="float">
            <text:p>0.329472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r N = 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7.5959" calcext:value-type="float">
            <text:p>67.5959</text:p>
          </table:table-cell>
          <table:table-cell office:value-type="float" office:value="0.251604" calcext:value-type="float">
            <text:p>0.251604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0.603808" calcext:value-type="float">
            <text:p>0.603808</text:p>
          </table:table-cell>
          <table:table-cell office:value-type="float" office:value="68.4959" calcext:value-type="float">
            <text:p>68.4959</text:p>
          </table:table-cell>
          <table:table-cell office:value-type="float" office:value="0.218452" calcext:value-type="float">
            <text:p>0.218452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0.911461" calcext:value-type="float">
            <text:p>0.911461</text:p>
          </table:table-cell>
          <table:table-cell office:value-type="float" office:value="71.7607" calcext:value-type="float">
            <text:p>71.7607</text:p>
          </table:table-cell>
          <table:table-cell office:value-type="float" office:value="0.190059" calcext:value-type="float">
            <text:p>0.190059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.37587" calcext:value-type="float">
            <text:p>1.37587</text:p>
          </table:table-cell>
          <table:table-cell office:value-type="float" office:value="72.229" calcext:value-type="float">
            <text:p>72.229</text:p>
          </table:table-cell>
          <table:table-cell office:value-type="float" office:value="0.192777" calcext:value-type="float">
            <text:p>0.192777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2.0769" calcext:value-type="float">
            <text:p>2.0769</text:p>
          </table:table-cell>
          <table:table-cell office:value-type="float" office:value="70.6668" calcext:value-type="float">
            <text:p>70.6668</text:p>
          </table:table-cell>
          <table:table-cell office:value-type="float" office:value="0.20288" calcext:value-type="float">
            <text:p>0.20288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3.13512" calcext:value-type="float">
            <text:p>3.13512</text:p>
          </table:table-cell>
          <table:table-cell office:value-type="float" office:value="68.3693" calcext:value-type="float">
            <text:p>68.3693</text:p>
          </table:table-cell>
          <table:table-cell office:value-type="float" office:value="0.205693" calcext:value-type="float">
            <text:p>0.205693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float" office:value="4.73253" calcext:value-type="float">
            <text:p>4.73253</text:p>
          </table:table-cell>
          <table:table-cell office:value-type="float" office:value="65.4092" calcext:value-type="float">
            <text:p>65.4092</text:p>
          </table:table-cell>
          <table:table-cell office:value-type="float" office:value="0.214568" calcext:value-type="float">
            <text:p>0.214568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7.14385" calcext:value-type="float">
            <text:p>7.14385</text:p>
          </table:table-cell>
          <table:table-cell office:value-type="float" office:value="62.2482" calcext:value-type="float">
            <text:p>62.2482</text:p>
          </table:table-cell>
          <table:table-cell office:value-type="float" office:value="0.224518" calcext:value-type="float">
            <text:p>0.224518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0.7838" calcext:value-type="float">
            <text:p>10.7838</text:p>
          </table:table-cell>
          <table:table-cell office:value-type="float" office:value="58.7804" calcext:value-type="float">
            <text:p>58.7804</text:p>
          </table:table-cell>
          <table:table-cell office:value-type="float" office:value="0.247359" calcext:value-type="float">
            <text:p>0.247359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16.2784" calcext:value-type="float">
            <text:p>16.2784</text:p>
          </table:table-cell>
          <table:table-cell office:value-type="float" office:value="56.2605" calcext:value-type="float">
            <text:p>56.2605</text:p>
          </table:table-cell>
          <table:table-cell office:value-type="float" office:value="0.262767" calcext:value-type="float">
            <text:p>0.262767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24.5725" calcext:value-type="float">
            <text:p>24.5725</text:p>
          </table:table-cell>
          <table:table-cell office:value-type="float" office:value="54.4177" calcext:value-type="float">
            <text:p>54.4177</text:p>
          </table:table-cell>
          <table:table-cell office:value-type="float" office:value="0.274992" calcext:value-type="float">
            <text:p>0.274992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37.0927" calcext:value-type="float">
            <text:p>37.0927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0.280654" calcext:value-type="float">
            <text:p>0.280654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5.9922" calcext:value-type="float">
            <text:p>55.9922</text:p>
          </table:table-cell>
          <table:table-cell office:value-type="float" office:value="52.6649" calcext:value-type="float">
            <text:p>52.6649</text:p>
          </table:table-cell>
          <table:table-cell office:value-type="float" office:value="0.286383" calcext:value-type="float">
            <text:p>0.286383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84.5213" calcext:value-type="float">
            <text:p>84.5213</text:p>
          </table:table-cell>
          <table:table-cell office:value-type="float" office:value="52.3213" calcext:value-type="float">
            <text:p>52.3213</text:p>
          </table:table-cell>
          <table:table-cell office:value-type="float" office:value="0.288616" calcext:value-type="float">
            <text:p>0.288616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127.587" calcext:value-type="float">
            <text:p>127.587</text:p>
          </table:table-cell>
          <table:table-cell office:value-type="float" office:value="52.0168" calcext:value-type="float">
            <text:p>52.0168</text:p>
          </table:table-cell>
          <table:table-cell office:value-type="float" office:value="0.293041" calcext:value-type="float">
            <text:p>0.293041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192.595" calcext:value-type="float">
            <text:p>192.595</text:p>
          </table:table-cell>
          <table:table-cell office:value-type="float" office:value="51.9709" calcext:value-type="float">
            <text:p>51.9709</text:p>
          </table:table-cell>
          <table:table-cell office:value-type="float" office:value="0.292491" calcext:value-type="float">
            <text:p>0.292491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290.726" calcext:value-type="float">
            <text:p>290.726</text:p>
          </table:table-cell>
          <table:table-cell office:value-type="float" office:value="51.7907" calcext:value-type="float">
            <text:p>51.7907</text:p>
          </table:table-cell>
          <table:table-cell office:value-type="float" office:value="0.291633" calcext:value-type="float">
            <text:p>0.291633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38.856" calcext:value-type="float">
            <text:p>438.856</text:p>
          </table:table-cell>
          <table:table-cell office:value-type="float" office:value="51.9526" calcext:value-type="float">
            <text:p>51.9526</text:p>
          </table:table-cell>
          <table:table-cell office:value-type="float" office:value="0.291735" calcext:value-type="float">
            <text:p>0.291735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662.462" calcext:value-type="float">
            <text:p>662.462</text:p>
          </table:table-cell>
          <table:table-cell office:value-type="float" office:value="51.8617" calcext:value-type="float">
            <text:p>51.8617</text:p>
          </table:table-cell>
          <table:table-cell office:value-type="float" office:value="0.290727" calcext:value-type="float">
            <text:p>0.290727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.9802" calcext:value-type="float">
            <text:p>51.9802</text:p>
          </table:table-cell>
          <table:table-cell office:value-type="float" office:value="0.291825" calcext:value-type="float">
            <text:p>0.291825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r N = 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.4628" calcext:value-type="float">
            <text:p>73.4628</text:p>
          </table:table-cell>
          <table:table-cell office:value-type="float" office:value="0.208409" calcext:value-type="float">
            <text:p>0.208409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0.603808" calcext:value-type="float">
            <text:p>0.603808</text:p>
          </table:table-cell>
          <table:table-cell office:value-type="float" office:value="75.2517" calcext:value-type="float">
            <text:p>75.2517</text:p>
          </table:table-cell>
          <table:table-cell office:value-type="float" office:value="0.203161" calcext:value-type="float">
            <text:p>0.203161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0.911461" calcext:value-type="float">
            <text:p>0.911461</text:p>
          </table:table-cell>
          <table:table-cell office:value-type="float" office:value="74.4617" calcext:value-type="float">
            <text:p>74.4617</text:p>
          </table:table-cell>
          <table:table-cell office:value-type="float" office:value="0.19402" calcext:value-type="float">
            <text:p>0.19402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1.37587" calcext:value-type="float">
            <text:p>1.37587</text:p>
          </table:table-cell>
          <table:table-cell office:value-type="float" office:value="73.3177" calcext:value-type="float">
            <text:p>73.3177</text:p>
          </table:table-cell>
          <table:table-cell office:value-type="float" office:value="0.197491" calcext:value-type="float">
            <text:p>0.197491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2.0769" calcext:value-type="float">
            <text:p>2.0769</text:p>
          </table:table-cell>
          <table:table-cell office:value-type="float" office:value="71.7415" calcext:value-type="float">
            <text:p>71.7415</text:p>
          </table:table-cell>
          <table:table-cell office:value-type="float" office:value="0.201545" calcext:value-type="float">
            <text:p>0.201545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3.13512" calcext:value-type="float">
            <text:p>3.13512</text:p>
          </table:table-cell>
          <table:table-cell office:value-type="float" office:value="69.7078" calcext:value-type="float">
            <text:p>69.7078</text:p>
          </table:table-cell>
          <table:table-cell office:value-type="float" office:value="0.207157" calcext:value-type="float">
            <text:p>0.207157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4.73253" calcext:value-type="float">
            <text:p>4.73253</text:p>
          </table:table-cell>
          <table:table-cell office:value-type="float" office:value="66.942" calcext:value-type="float">
            <text:p>66.942</text:p>
          </table:table-cell>
          <table:table-cell office:value-type="float" office:value="0.211694" calcext:value-type="float">
            <text:p>0.211694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7.14385" calcext:value-type="float">
            <text:p>7.14385</text:p>
          </table:table-cell>
          <table:table-cell office:value-type="float" office:value="63.7376" calcext:value-type="float">
            <text:p>63.7376</text:p>
          </table:table-cell>
          <table:table-cell office:value-type="float" office:value="0.221133" calcext:value-type="float">
            <text:p>0.221133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float" office:value="10.7838" calcext:value-type="float">
            <text:p>10.7838</text:p>
          </table:table-cell>
          <table:table-cell office:value-type="float" office:value="60.442" calcext:value-type="float">
            <text:p>60.442</text:p>
          </table:table-cell>
          <table:table-cell office:value-type="float" office:value="0.234323" calcext:value-type="float">
            <text:p>0.234323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16.2784" calcext:value-type="float">
            <text:p>16.2784</text:p>
          </table:table-cell>
          <table:table-cell office:value-type="float" office:value="57.691" calcext:value-type="float">
            <text:p>57.691</text:p>
          </table:table-cell>
          <table:table-cell office:value-type="float" office:value="0.246858" calcext:value-type="float">
            <text:p>0.246858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24.5725" calcext:value-type="float">
            <text:p>24.5725</text:p>
          </table:table-cell>
          <table:table-cell office:value-type="float" office:value="55.6517" calcext:value-type="float">
            <text:p>55.6517</text:p>
          </table:table-cell>
          <table:table-cell office:value-type="float" office:value="0.263549" calcext:value-type="float">
            <text:p>0.263549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37.0927" calcext:value-type="float">
            <text:p>37.0927</text:p>
          </table:table-cell>
          <table:table-cell office:value-type="float" office:value="54.3603" calcext:value-type="float">
            <text:p>54.3603</text:p>
          </table:table-cell>
          <table:table-cell office:value-type="float" office:value="0.273052" calcext:value-type="float">
            <text:p>0.273052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5.9922" calcext:value-type="float">
            <text:p>55.9922</text:p>
          </table:table-cell>
          <table:table-cell office:value-type="float" office:value="53.6279" calcext:value-type="float">
            <text:p>53.6279</text:p>
          </table:table-cell>
          <table:table-cell office:value-type="float" office:value="0.273502" calcext:value-type="float">
            <text:p>0.273502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84.5213" calcext:value-type="float">
            <text:p>84.5213</text:p>
          </table:table-cell>
          <table:table-cell office:value-type="float" office:value="52.8415" calcext:value-type="float">
            <text:p>52.8415</text:p>
          </table:table-cell>
          <table:table-cell office:value-type="float" office:value="0.281184" calcext:value-type="float">
            <text:p>0.281184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127.587" calcext:value-type="float">
            <text:p>127.587</text:p>
          </table:table-cell>
          <table:table-cell office:value-type="float" office:value="52.5625" calcext:value-type="float">
            <text:p>52.5625</text:p>
          </table:table-cell>
          <table:table-cell office:value-type="float" office:value="0.282241" calcext:value-type="float">
            <text:p>0.282241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192.595" calcext:value-type="float">
            <text:p>192.595</text:p>
          </table:table-cell>
          <table:table-cell office:value-type="float" office:value="52.4528" calcext:value-type="float">
            <text:p>52.4528</text:p>
          </table:table-cell>
          <table:table-cell office:value-type="float" office:value="0.284322" calcext:value-type="float">
            <text:p>0.284322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290.726" calcext:value-type="float">
            <text:p>290.726</text:p>
          </table:table-cell>
          <table:table-cell office:value-type="float" office:value="52.3914" calcext:value-type="float">
            <text:p>52.3914</text:p>
          </table:table-cell>
          <table:table-cell office:value-type="float" office:value="0.283774" calcext:value-type="float">
            <text:p>0.28377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438.856" calcext:value-type="float">
            <text:p>438.856</text:p>
          </table:table-cell>
          <table:table-cell office:value-type="float" office:value="52.3204" calcext:value-type="float">
            <text:p>52.3204</text:p>
          </table:table-cell>
          <table:table-cell office:value-type="float" office:value="0.284811" calcext:value-type="float">
            <text:p>0.284811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662.462" calcext:value-type="float">
            <text:p>662.462</text:p>
          </table:table-cell>
          <table:table-cell office:value-type="float" office:value="52.4695" calcext:value-type="float">
            <text:p>52.4695</text:p>
          </table:table-cell>
          <table:table-cell office:value-type="float" office:value="0.28378" calcext:value-type="float">
            <text:p>0.28378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2.5612" calcext:value-type="float">
            <text:p>52.5612</text:p>
          </table:table-cell>
          <table:table-cell office:value-type="float" office:value="0.283595" calcext:value-type="float">
            <text:p>0.283595</text:p>
          </table:table-cell>
          <table:table-cell office:value-type="float" office:value="5256" calcext:value-type="float">
            <text:p>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/6.0.7.3$Linux_X86_64 LibreOffice_project/00m0$Build-3</meta:generator>
  </office:meta>
</office:document-meta>
</file>